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apple-system, BlinkMacSystemFon" svg:font-family="apple-system, BlinkMacSystemFon" style:font-family-generic="system"/>
    <style:font-face style:name="SFMono-Regular, Consolas, 'Libe" svg:font-family="SFMono-Regular, Consolas, 'Libe"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ítulo1" style:master-page-name="MP0" style:family="paragraph">
      <style:paragraph-properties fo:break-before="page" fo:border-top="none" fo:border-left="none" fo:border-bottom="0.0034in solid #EAECEF" fo:border-right="none" fo:padding-top="0in" fo:padding-left="0in" fo:padding-bottom="0.0138in" fo:padding-right="0in" style:shadow="none" fo:margin-top="0in" fo:margin-bottom="0.1333in" fo:line-height="125%"/>
    </style:style>
    <style:style style:name="T2" style:parent-style-name="Fuentedepárrafopredeter." style:family="text">
      <style:text-properties style:font-name="apple-system, BlinkMacSystemFon" fo:font-weight="normal" style:font-weight-asian="normal" fo:color="#0366D6"/>
    </style:style>
    <style:style style:name="P3" style:parent-style-name="Título1" style:family="paragraph">
      <style:paragraph-properties fo:border-top="none" fo:border-left="none" fo:border-bottom="0.0034in solid #EAECEF" fo:border-right="none" fo:padding-top="0in" fo:padding-left="0in" fo:padding-bottom="0.0138in" fo:padding-right="0in" style:shadow="none" fo:margin-top="0.2in" fo:margin-bottom="0.1333in" fo:line-height="125%"/>
      <style:text-properties style:font-name="apple-system, BlinkMacSystemFon" fo:font-weight="normal" style:font-weight-asian="normal" fo:color="#24292E"/>
    </style:style>
    <style:style style:name="P4" style:parent-style-name="Título2" style:family="paragraph">
      <style:paragraph-properties fo:border-top="none" fo:border-left="none" fo:border-bottom="0.0034in solid #EAECEF" fo:border-right="none" fo:padding-top="0in" fo:padding-left="0in" fo:padding-bottom="0.0138in" fo:padding-right="0in" style:shadow="none" fo:margin-top="0.2in" fo:margin-bottom="0.1333in" fo:line-height="125%"/>
    </style:style>
    <style:style style:name="T5" style:parent-style-name="Fuentedepárrafopredeter." style:family="text">
      <style:text-properties style:font-name="apple-system, BlinkMacSystemFon" fo:font-weight="normal" style:font-weight-asian="normal" fo:color="#24292E" fo:background-color="#FFFF00"/>
    </style:style>
    <style:style style:name="P6" style:parent-style-name="Textbody" style:family="paragraph">
      <style:paragraph-properties fo:margin-bottom="0in"/>
    </style:style>
    <style:style style:name="T7" style:parent-style-name="Fuentedepárrafopredeter." style:family="text">
      <style:text-properties style:font-name="apple-system, BlinkMacSystemFon" fo:color="#24292E" fo:font-size="9.5pt" style:font-size-asian="9.5pt"/>
    </style:style>
    <style:style style:name="T8" style:parent-style-name="StrongEmphasis" style:family="text">
      <style:text-properties style:font-name="apple-system, BlinkMacSystemFon" fo:color="#24292E" fo:font-size="9.5pt" style:font-size-asian="9.5pt"/>
    </style:style>
    <style:style style:name="T9" style:parent-style-name="Fuentedepárrafopredeter." style:family="text">
      <style:text-properties style:font-name="apple-system, BlinkMacSystemFon" fo:color="#24292E" fo:font-size="9.5pt" style:font-size-asian="9.5pt"/>
    </style:style>
    <style:style style:name="T10" style:parent-style-name="SourceText" style:family="text">
      <style:text-properties style:font-name="SFMono-Regular, Consolas, 'Libe" fo:color="#24292E" fo:font-size="7.5pt" style:font-size-asian="7.5pt"/>
    </style:style>
    <style:style style:name="T11" style:parent-style-name="Fuentedepárrafopredeter." style:family="text">
      <style:text-properties style:font-name="apple-system, BlinkMacSystemFon" fo:color="#24292E" fo:font-size="9.5pt" style:font-size-asian="9.5pt"/>
    </style:style>
    <style:style style:name="T12" style:parent-style-name="SourceText" style:family="text">
      <style:text-properties style:font-name="SFMono-Regular, Consolas, 'Libe" fo:color="#24292E" fo:font-size="7.5pt" style:font-size-asian="7.5pt"/>
    </style:style>
    <style:style style:name="T13" style:parent-style-name="Fuentedepárrafopredeter." style:family="text">
      <style:text-properties style:font-name="apple-system, BlinkMacSystemFon" fo:color="#24292E" fo:font-size="9.5pt" style:font-size-asian="9.5pt"/>
    </style:style>
    <style:style style:name="P14" style:parent-style-name="Título2" style:family="paragraph">
      <style:paragraph-properties fo:border-top="none" fo:border-left="none" fo:border-bottom="0.0034in solid #EAECEF" fo:border-right="none" fo:padding-top="0in" fo:padding-left="0in" fo:padding-bottom="0.0138in" fo:padding-right="0in" style:shadow="none" fo:margin-top="0.2in" fo:margin-bottom="0.1333in" fo:line-height="125%"/>
    </style:style>
    <style:style style:name="T15" style:parent-style-name="Fuentedepárrafopredeter." style:family="text">
      <style:text-properties style:font-name="apple-system, BlinkMacSystemFon" fo:font-weight="normal" style:font-weight-asian="normal" fo:color="#24292E" fo:background-color="#FFFF00"/>
    </style:style>
    <style:style style:name="P16" style:parent-style-name="Textbody" style:family="paragraph">
      <style:paragraph-properties fo:margin-bottom="0in"/>
    </style:style>
    <style:style style:name="T17" style:parent-style-name="Fuentedepárrafopredeter." style:family="text">
      <style:text-properties style:font-name="apple-system, BlinkMacSystemFon" fo:color="#24292E" fo:font-size="9.5pt" style:font-size-asian="9.5pt"/>
    </style:style>
    <style:style style:name="T18" style:parent-style-name="Énfasis" style:family="text">
      <style:text-properties style:font-name="apple-system, BlinkMacSystemFon" fo:font-style="normal" style:font-style-asian="normal" fo:color="#24292E" fo:font-size="9.5pt" style:font-size-asian="9.5pt"/>
    </style:style>
    <style:style style:name="T19" style:parent-style-name="Fuentedepárrafopredeter." style:family="text">
      <style:text-properties style:font-name="apple-system, BlinkMacSystemFon" fo:color="#24292E" fo:font-size="9.5pt" style:font-size-asian="9.5pt"/>
    </style:style>
    <style:style style:name="T20" style:parent-style-name="Fuentedepárrafopredeter." style:family="text">
      <style:text-properties style:font-name="apple-system, BlinkMacSystemFon" fo:color="#24292E" fo:font-size="9.5pt" style:font-size-asian="9.5pt"/>
    </style:style>
    <style:style style:name="T21" style:parent-style-name="Énfasis" style:family="text">
      <style:text-properties style:font-name="apple-system, BlinkMacSystemFon" fo:font-style="normal" style:font-style-asian="normal" fo:color="#24292E" fo:font-size="9.5pt" style:font-size-asian="9.5pt"/>
    </style:style>
    <style:style style:name="T22" style:parent-style-name="Fuentedepárrafopredeter." style:family="text">
      <style:text-properties style:font-name="apple-system, BlinkMacSystemFon" fo:color="#24292E" fo:font-size="9.5pt" style:font-size-asian="9.5pt"/>
    </style:style>
    <style:style style:name="T23" style:parent-style-name="Énfasis" style:family="text">
      <style:text-properties style:font-name="apple-system, BlinkMacSystemFon" fo:font-style="normal" style:font-style-asian="normal" fo:color="#24292E" fo:font-size="9.5pt" style:font-size-asian="9.5pt"/>
    </style:style>
    <style:style style:name="T24" style:parent-style-name="Fuentedepárrafopredeter." style:family="text">
      <style:text-properties style:font-name="apple-system, BlinkMacSystemFon" fo:color="#24292E" fo:font-size="9.5pt" style:font-size-asian="9.5pt"/>
    </style:style>
    <style:style style:name="T25" style:parent-style-name="Énfasis" style:family="text">
      <style:text-properties style:font-name="apple-system, BlinkMacSystemFon" fo:font-style="normal" style:font-style-asian="normal" fo:color="#24292E" fo:font-size="9.5pt" style:font-size-asian="9.5pt"/>
    </style:style>
    <style:style style:name="T26" style:parent-style-name="Fuentedepárrafopredeter." style:family="text">
      <style:text-properties style:font-name="apple-system, BlinkMacSystemFon" fo:color="#24292E" fo:font-size="9.5pt" style:font-size-asian="9.5pt"/>
    </style:style>
    <style:style style:name="T27" style:parent-style-name="SourceText" style:family="text">
      <style:text-properties style:font-name="SFMono-Regular, Consolas, 'Libe" fo:color="#24292E" fo:font-size="7.5pt" style:font-size-asian="7.5pt"/>
    </style:style>
    <style:style style:name="T28" style:parent-style-name="Fuentedepárrafopredeter." style:family="text">
      <style:text-properties style:font-name="apple-system, BlinkMacSystemFon" fo:color="#24292E" fo:font-size="9.5pt" style:font-size-asian="9.5pt"/>
    </style:style>
  </office:automatic-styles>
  <office:body>
    <office:text text:use-soft-page-breaks="true">
      <text:h text:style-name="P1" text:outline-level="1"><text:a xlink:href="http://nachoiborraies.github.io/laravel/" office:target-frame-name="_top" xlink:show="replace"><text:span text:style-name="T2">Curso de Laravel</text:span></text:a></text:h>
      <text:h text:style-name="P3" text:outline-level="1"><text:bookmark-start text:name="ejercicios-propuestos---parte-1"/><text:bookmark-end text:name="ejercicios-propuestos---parte-1"/>Ejercicios propuestos - Parte 1</text:h>
      <text:h text:style-name="P4" text:outline-level="2"><text:bookmark-start text:name="ejercicio-1"/><text:bookmark-end text:name="ejercicio-1"/><text:span text:style-name="T5">Ejercicio 1</text:span></text:h>
      <text:p text:style-name="P6"><text:span text:style-name="T7">Crea un proyecto Laravel llamado </text:span><text:span text:style-name="T8">blog</text:span><text:span text:style-name="T9">. Ponlo en marcha con el comando </text:span><text:span text:style-name="T10">php artisan serve</text:span><text:span text:style-name="T11"> e intenta acceder a él desde el navegador. Captura la pantalla del navegador, de modo que incluya tanto la página de inicio que se muestra como la URL de la barra de direcciones. Guarda la captura como </text:span><text:span text:style-name="T12">captura01</text:span><text:span text:style-name="T13">, en formato JPG o PNG.</text:span></text:p>
      <text:h text:style-name="P14" text:outline-level="2"><text:bookmark-start text:name="ejercicio-2"/><text:bookmark-end text:name="ejercicio-2"/><text:span text:style-name="T15">Ejercicio 2</text:span></text:h>
      <text:p text:style-name="P16"><text:span text:style-name="T17">Sobre el proyecto del ejercicio anterior, configura un </text:span><text:span text:style-name="T18">virtual host</text:span><text:span text:style-name="T19"> en Apache con el mismo<text:s/></text:span><text:span text:style-name="T20">nombre de host (</text:span><text:span text:style-name="T21">blog</text:span><text:span text:style-name="T22">), y asócialo a una IP local (la que tú quieras, por ejemplo, 127.0.0.6). Prueba a acceder a la página de inicio de este nuevo proyecto (con </text:span><text:span text:style-name="T23">http://blog</text:span><text:span text:style-name="T24"> o con </text:span><text:span text:style-name="T25">http://127.0.0.6</text:span><text:span text:style-name="T26">). Captura la pantalla del navegador, mostrando la página de inicio y la URL de la barra de direcciones. Guarda la captura como </text:span><text:span text:style-name="T27">captura02</text:span><text:span text:style-name="T28">, en formato JPG o PNG.</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apple-system, BlinkMacSystemFon" svg:font-family="apple-system, BlinkMacSystemFon" style:font-family-generic="system"/>
    <style:font-face style:name="SFMono-Regular, Consolas, 'Libe" svg:font-family="SFMono-Regular, Consolas, 'Libe"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a"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SimSun" style:font-name-complex="Liberation Mono"/>
    </style:style>
    <style:style style:name="Énfasis" style:display-name="Énf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FERRER MÁRQUEZ, RUBÉN</dc:creator>
    <meta:creation-date>2022-09-17T17:05:00Z</meta:creation-date>
    <dc:date>2024-12-19T15:11:00Z</dc:date>
    <meta:template xlink:href="Normal" xlink:type="simple"/>
    <meta:editing-cycles>3</meta:editing-cycles>
    <meta:editing-duration>PT1440S</meta:editing-duration>
    <meta:document-statistic meta:page-count="1" meta:paragraph-count="1" meta:word-count="138" meta:character-count="902" meta:row-count="6" meta:non-whitespace-character-count="765"/>
  </office:meta>
</office:document-meta>
</file>